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99cc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fill-color="#c5000b" draw:textarea-horizontal-align="justify" draw:textarea-vertical-align="middle" draw:auto-grow-height="false"/>
    </style:style>
    <style:style style:name="gr7" style:family="graphic" style:parent-style-name="standard">
      <style:graphic-properties draw:fill-color="#4b1f6f" draw:textarea-horizontal-align="justify" draw:textarea-vertical-align="middle" draw:auto-grow-height="false"/>
    </style:style>
    <style:style style:name="gr8" style:family="graphic" style:parent-style-name="standard">
      <style:graphic-properties draw:fill-color="#ff950e" draw:textarea-horizontal-align="justify" draw:textarea-vertical-align="middle" draw:auto-grow-height="false"/>
    </style:style>
    <style:style style:name="gr9" style:family="graphic" style:parent-style-name="standard">
      <style:graphic-properties draw:fill-color="#ffcccc" draw:textarea-horizontal-align="justify" draw:textarea-vertical-align="middle" draw:auto-grow-height="false" fo:min-height="0cm" fo:min-width="0cm"/>
    </style:style>
    <style:style style:name="gr10" style:family="graphic" style:parent-style-name="standard">
      <style:graphic-properties draw:fill-color="#ff00ff" draw:textarea-horizontal-align="justify" draw:textarea-vertical-align="middle" draw:auto-grow-height="false" fo:min-height="0cm" fo:min-width="0cm"/>
    </style:style>
    <style:style style:name="gr11" style:family="graphic" style:parent-style-name="standard">
      <style:graphic-properties draw:fill-color="#66ff00" draw:textarea-horizontal-align="justify" draw:textarea-vertical-align="middle" draw:auto-grow-height="false" fo:min-height="0cm" fo:min-width="0cm"/>
    </style:style>
    <style:style style:name="gr12" style:family="graphic" style:parent-style-name="standard">
      <style:graphic-properties draw:fill-color="#2c001e" draw:textarea-horizontal-align="justify" draw:textarea-vertical-align="middle" draw:auto-grow-height="false" fo:min-height="0cm" fo:min-width="0cm"/>
    </style:style>
    <style:style style:name="gr13" style:family="graphic" style:parent-style-name="standard">
      <style:graphic-properties draw:textarea-horizontal-align="justify" draw:textarea-vertical-align="middle" draw:auto-grow-height="false" fo:min-height="0cm" fo:min-width="0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draw:fill="none" fo:min-height="8.201cm"/>
    </style:style>
    <style:style style:name="gr16" style:family="graphic" style:parent-style-name="standard">
      <style:graphic-properties draw:fill-color="#83caff" draw:textarea-horizontal-align="justify" draw:textarea-vertical-align="middle" draw:auto-grow-height="false"/>
    </style:style>
    <style:style style:name="gr17" style:family="graphic" style:parent-style-name="standard">
      <style:graphic-properties draw:stroke="none" svg:stroke-color="#000000" draw:fill="none" draw:fill-color="#ffffff" draw:auto-grow-height="true" draw:auto-grow-width="false" fo:max-height="0cm" fo:min-height="1.907cm"/>
    </style:style>
    <style:style style:name="pr1" style:family="presentation" style:parent-style-name="Default-subtitle">
      <style:graphic-properties draw:fill-color="#ffffff" fo:min-height="18.97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outline1">
      <style:graphic-properties draw:fit-to-size="false" fo:min-height="11.929cm"/>
    </style:style>
    <style:style style:name="pr7" style:family="presentation" style:parent-style-name="Default-subtitle">
      <style:graphic-properties draw:fill-color="#ffffff" fo:min-height="19.229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99ccff"/>
      <style:paragraph-properties fo:text-align="center"/>
    </style:style>
    <style:style style:name="P4" style:family="paragraph">
      <loext:graphic-properties draw:fill-color="#99ccff"/>
      <style:paragraph-properties fo:text-align="center"/>
      <style:text-properties fo:font-weight="bold" style:font-weight-asian="bold" style:font-weight-complex="bold"/>
    </style:style>
    <style:style style:name="P5" style:family="paragraph">
      <loext:graphic-properties draw:fill="none"/>
      <style:paragraph-properties fo:text-align="center"/>
    </style:style>
    <style:style style:name="P6" style:family="paragraph">
      <loext:graphic-properties draw:fill-color="#99ccff"/>
      <style:paragraph-properties fo:text-align="center"/>
      <style:text-properties fo:font-size="18pt"/>
    </style:style>
    <style:style style:name="P7" style:family="paragraph">
      <loext:graphic-properties draw:fill-color="#ffffff"/>
      <style:text-properties fo:font-size="20pt"/>
    </style:style>
    <style:style style:name="P8" style:family="paragraph">
      <loext:graphic-properties draw:fill-color="#c5000b"/>
      <style:paragraph-properties fo:text-align="center"/>
    </style:style>
    <style:style style:name="P9" style:family="paragraph">
      <loext:graphic-properties draw:fill-color="#4b1f6f"/>
      <style:paragraph-properties fo:text-align="center"/>
    </style:style>
    <style:style style:name="P10" style:family="paragraph">
      <loext:graphic-properties draw:fill-color="#ff950e"/>
      <style:paragraph-properties fo:text-align="center"/>
    </style:style>
    <style:style style:name="P11" style:family="paragraph">
      <loext:graphic-properties draw:fill-color="#ffcccc"/>
      <style:paragraph-properties fo:text-align="center"/>
    </style:style>
    <style:style style:name="P12" style:family="paragraph">
      <loext:graphic-properties draw:fill-color="#ff00ff"/>
      <style:paragraph-properties fo:text-align="center"/>
    </style:style>
    <style:style style:name="P13" style:family="paragraph">
      <loext:graphic-properties draw:fill-color="#66ff00"/>
      <style:paragraph-properties fo:text-align="center"/>
    </style:style>
    <style:style style:name="P14" style:family="paragraph">
      <loext:graphic-properties draw:fill-color="#2c001e"/>
      <style:paragraph-properties fo:text-align="center"/>
    </style:style>
    <style:style style:name="P15" style:family="paragraph">
      <style:paragraph-properties fo:margin-top="0cm" fo:margin-bottom="0.203cm"/>
    </style:style>
    <style:style style:name="P16" style:family="paragraph">
      <style:paragraph-properties fo:margin-top="0cm" fo:margin-bottom="0.203cm"/>
      <style:text-properties style:font-name="Courier 10 Pitch1" fo:font-size="24pt" style:font-size-asian="24pt" style:font-size-complex="24pt"/>
    </style:style>
    <style:style style:name="P17" style:family="paragraph">
      <style:paragraph-properties fo:text-align="center"/>
      <style:text-properties fo:font-size="24pt" style:font-size-asian="24pt" style:font-size-complex="24pt"/>
    </style:style>
    <style:style style:name="P18" style:family="paragraph">
      <loext:graphic-properties draw:fill="none"/>
      <style:paragraph-properties fo:margin-top="0cm" fo:margin-bottom="0.203cm"/>
      <style:text-properties fo:font-size="18pt" style:font-size-asian="18pt" style:font-size-complex="18pt"/>
    </style:style>
    <style:style style:name="P19" style:family="paragraph">
      <style:paragraph-properties fo:margin-top="0cm" fo:margin-bottom="0.203cm"/>
      <style:text-properties style:font-name="Courier 10 Pitch1" fo:font-size="20pt" style:font-size-asian="20pt" style:font-size-complex="20pt"/>
    </style:style>
    <style:style style:name="P20" style:family="paragraph">
      <style:text-properties style:font-name="Courier 10 Pitch1" fo:font-size="26pt" style:font-size-asian="26pt" style:font-size-complex="26pt"/>
    </style:style>
    <style:style style:name="P21" style:family="paragraph">
      <loext:graphic-properties draw:fill-color="#83caff"/>
      <style:paragraph-properties fo:text-align="center"/>
      <style:text-properties fo:font-size="24pt" style:font-size-asian="24pt" style:font-size-complex="24pt"/>
    </style:style>
    <style:style style:name="P22" style:family="paragraph">
      <loext:graphic-properties draw:fill="none" draw:fill-color="#ffffff"/>
      <style:text-properties fo:font-size="24pt" style:font-size-asian="24pt" style:font-size-complex="24pt"/>
    </style:style>
    <style:style style:name="P23" style:family="paragraph">
      <loext:graphic-properties draw:fill-color="#ffffff"/>
      <style:text-properties fo:font-size="400pt" style:font-size-asian="400pt" style:font-size-complex="400pt"/>
    </style:style>
    <style:style style:name="T1" style:family="text">
      <style:text-properties fo:font-size="32pt" style:font-size-asian="32pt" style:font-size-complex="32pt"/>
    </style:style>
    <style:style style:name="T2" style:family="text">
      <style:text-properties fo:font-size="22pt" style:font-size-asian="22pt" style:font-size-complex="22pt"/>
    </style:style>
    <style:style style:name="T3" style:family="text">
      <style:text-properties fo:font-size="26pt" style:font-size-asian="26pt" style:font-size-complex="26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Courier 10 Pitch1" fo:font-size="24pt" style:font-size-asian="24pt" style:font-size-complex="24pt"/>
    </style:style>
    <style:style style:name="T7" style:family="text">
      <style:text-properties fo:color="#0084d1" style:font-name="Courier 10 Pitch1" fo:font-size="24pt" fo:font-weight="bold" style:font-size-asian="24pt" style:font-weight-asian="bold" style:font-size-complex="24pt" style:font-weight-complex="bold"/>
    </style:style>
    <style:style style:name="T8" style:family="text">
      <style:text-properties fo:font-size="24pt" style:font-size-asian="24pt" style:font-size-complex="24pt"/>
    </style:style>
    <style:style style:name="T9" style:family="text">
      <style:text-properties fo:font-size="32pt" fo:font-weight="bold" style:font-size-asian="32pt" style:font-weight-asian="bold" style:font-size-complex="32pt" style:font-weight-complex="bold"/>
    </style:style>
    <style:style style:name="T10" style:family="text">
      <style:text-properties style:font-name="Courier 10 Pitch1" fo:font-size="18pt" style:font-size-asian="18pt" style:font-size-complex="18pt"/>
    </style:style>
    <style:style style:name="T11" style:family="text">
      <style:text-properties fo:color="#0084d1" style:font-name="Courier 10 Pitch1" fo:font-size="18pt" fo:font-weight="bold" style:font-size-asian="18pt" style:font-weight-asian="bold" style:font-size-complex="18pt" style:font-weight-complex="bold"/>
    </style:style>
    <style:style style:name="T12" style:family="text">
      <style:text-properties style:font-name="Courier 10 Pitch1" fo:font-size="20pt" style:font-size-asian="20pt" style:font-size-complex="20pt"/>
    </style:style>
    <style:style style:name="T13" style:family="text">
      <style:text-properties fo:color="#0084d1" style:font-name="Courier 10 Pitch1" fo:font-size="20pt" fo:font-weight="bold" style:font-size-asian="20pt" style:font-weight-asian="bold" style:font-size-complex="20pt" style:font-weight-complex="bold"/>
    </style:style>
    <style:style style:name="T14" style:family="text">
      <style:text-properties style:font-name="Courier 10 Pitch1" fo:font-size="26pt" style:font-size-asian="26pt" style:font-size-complex="26pt"/>
    </style:style>
    <style:style style:name="T15" style:family="text">
      <style:text-properties style:font-name="Liberation Sans2" fo:font-size="32pt" style:font-size-asian="32pt" style:font-size-complex="32pt"/>
    </style:style>
    <style:style style:name="T16" style:family="text">
      <style:text-properties fo:font-size="400pt" style:font-size-asian="400pt" style:font-size-complex="40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8.975cm" svg:x="1.4cm" svg:y="0.837cm" presentation:class="subtitle" presentation:user-transformed="true">
          <draw:text-box>
            <text:p>Object-Oriented Scripting in Python</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user-transformed="true">
          <draw:text-box>
            <text:list text:style-name="L2">
              <text:list-item>
                <text:p>Object-Oriented</text:p>
              </text:list-item>
              <text:list-item>
                <text:p>Object-Oriented Python</text:p>
              </text:list-item>
              <text:list-item>
                <text:p>Object-Oriented Scripting in Python</text:p>
                <text:list>
                  <text:list-item>
                    <text:p>Unified Post Example</text:p>
                  </text:list-item>
                </text:list>
              </text:list-item>
              <text:list-item>
                <text:p>Exception Handling</text:p>
                <text:p/>
              </text:list-item>
            </text:list>
          </draw:text-box>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bject-Oriented Programming<text:line-break/><text:span text:style-name="T1">Objects and Classes</text:span></text:p>
          </draw:text-box>
        </draw:frame>
        <draw:frame presentation:style-name="pr4" draw:layer="layout" svg:width="25.199cm" svg:height="12.179cm" svg:x="1.4cm" svg:y="4.914cm" presentation:class="outline">
          <draw:text-box>
            <text:list text:style-name="L2">
              <text:list-item>
                <text:p>What is an object?</text:p>
                <text:list>
                  <text:list-item>
                    <text:p>A logical grouping of functions and data.</text:p>
                  </text:list-item>
                </text:list>
              </text:list-item>
              <text:list-item>
                <text:p>What is a class?</text:p>
                <text:list>
                  <text:list-item>
                    <text:p>A class is a blueprint for making an object.</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bject-Oriented Programming<text:line-break/><text:span text:style-name="T1">A Square Example</text:span></text:p>
          </draw:text-box>
        </draw:frame>
        <draw:frame presentation:style-name="pr4" draw:layer="layout" svg:width="25.199cm" svg:height="12.179cm" svg:x="1.4cm" svg:y="4.914cm" presentation:class="outline">
          <draw:text-box>
            <text:list text:style-name="L2">
              <text:list-item>
                <text:p>A Square:</text:p>
                <text:list>
                  <text:list-item>
                    <text:p>Has a width.</text:p>
                  </text:list-item>
                  <text:list-item>
                    <text:p>Has a color.</text:p>
                  </text:list-item>
                </text:list>
              </text:list-item>
              <text:list-item>
                <text:p>Functions:</text:p>
                <text:list>
                  <text:list-item>
                    <text:p>Perimeter = 4*width</text:p>
                  </text:list-item>
                  <text:list-item>
                    <text:p>Area = width*width</text:p>
                  </text:list-item>
                </text:list>
              </text:list-item>
            </text:list>
          </draw:text-box>
        </draw:frame>
        <draw:custom-shape draw:style-name="gr2" draw:text-style-name="P3" draw:layer="layout" svg:width="9.906cm" svg:height="9.652cm" svg:x="17.272cm" svg:y="5.08cm">
          <text:p text:style-name="P2"><text:span text:style-name="T1">A Square.</text:span></text:p>
          <text:p text:style-name="P2"><text:span text:style-name="T2"/></text:p>
          <text:p text:style-name="P2"><text:span text:style-name="T3">Data:</text:span></text:p>
          <text:p text:style-name="P2"><text:span text:style-name="T2">width = 3</text:span></text:p>
          <text:p text:style-name="P2"><text:span text:style-name="T2">color = blue</text:span></text:p>
          <text:p text:style-name="P2"><text:span text:style-name="T2"/></text:p>
          <text:p text:style-name="P2"><text:span text:style-name="T3">Functions:</text:span></text:p>
          <text:p text:style-name="P2"><text:span text:style-name="T2">perimeter=4*width</text:span></text:p>
          <text:p text:style-name="P2"><text:span text:style-name="T2">area=width*width</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bject-Oriented Programming<text:line-break/><text:span text:style-name="T1">A Circular Example</text:span></text:p>
          </draw:text-box>
        </draw:frame>
        <draw:frame presentation:style-name="pr4" draw:layer="layout" svg:width="25.199cm" svg:height="12.179cm" svg:x="1.4cm" svg:y="4.914cm" presentation:class="outline">
          <draw:text-box>
            <text:list text:style-name="L2">
              <text:list-item>
                <text:p>A Circle:</text:p>
                <text:list>
                  <text:list-item>
                    <text:p>Has a radius.</text:p>
                  </text:list-item>
                  <text:list-item>
                    <text:p>Has a color.</text:p>
                  </text:list-item>
                </text:list>
              </text:list-item>
              <text:list-item>
                <text:p>Functions:</text:p>
                <text:list>
                  <text:list-item>
                    <text:p>Perimeter = 2*pi*radius</text:p>
                  </text:list-item>
                  <text:list-item>
                    <text:p>Area = pi*radius*radius</text:p>
                  </text:list-item>
                </text:list>
              </text:list-item>
            </text:list>
          </draw:text-box>
        </draw:frame>
        <draw:custom-shape draw:style-name="gr2" draw:text-style-name="P3" draw:layer="layout" svg:width="11.49cm" svg:height="11.49cm" svg:x="16.188cm" svg:y="4.766cm">
          <text:p text:style-name="P2"><text:span text:style-name="T1">A Circle.</text:span></text:p>
          <text:p text:style-name="P2"><text:span text:style-name="T2"/></text:p>
          <text:p text:style-name="P2"><text:span text:style-name="T3">Data:</text:span></text:p>
          <text:p text:style-name="P2"><text:span text:style-name="T2">radius = 1.7</text:span></text:p>
          <text:p text:style-name="P2"><text:span text:style-name="T2">color = blue</text:span></text:p>
          <text:p text:style-name="P2"><text:span text:style-name="T2"/></text:p>
          <text:p text:style-name="P2"><text:span text:style-name="T3">Functions:</text:span></text:p>
          <text:p text:style-name="P2"><text:span text:style-name="T2">perimeter=2*pi*radius</text:span></text:p>
          <text:p text:style-name="P2"><text:span text:style-name="T2">area=pi*radius*radi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bject-Oriented Programming<text:line-break/><text:span text:style-name="T1">Inheritance</text:span></text:p>
          </draw:text-box>
        </draw:frame>
        <draw:frame presentation:style-name="pr4" draw:layer="layout" svg:width="25.199cm" svg:height="12.179cm" svg:x="1.4cm" svg:y="4.914cm" presentation:class="outline">
          <draw:text-box>
            <text:list text:style-name="L2">
              <text:list-item>
                <text:p>Squares and Circles both have colors, perimeters, and areas. <text:s/></text:p>
                <text:list>
                  <text:list-item>
                    <text:p>Why is there so much in common?</text:p>
                  </text:list-item>
                  <text:list-item>
                    <text:p>They are <text:span text:style-name="T4">Shapes</text:span><text:span text:style-name="T5">.</text:span></text:p>
                  </text:list-item>
                </text:list>
              </text:list-item>
              <text:list-item>
                <text:p><text:span text:style-name="T5">Define a Shape class.</text:span></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bject-Oriented Programming<text:line-break/><text:span text:style-name="T1">A Shape Example</text:span></text:p>
          </draw:text-box>
        </draw:frame>
        <draw:frame presentation:style-name="pr4" draw:layer="layout" svg:width="16.126cm" svg:height="13.628cm" svg:x="1.4cm" svg:y="4.914cm" presentation:class="outline" presentation:user-transformed="true">
          <draw:text-box>
            <text:list text:style-name="L2">
              <text:list-item>
                <text:p>A Shape:</text:p>
                <text:list>
                  <text:list-item>
                    <text:p>Has a color.</text:p>
                  </text:list-item>
                  <text:list-item>
                    <text:p>Has a perimeter</text:p>
                  </text:list-item>
                  <text:list-item>
                    <text:p>Has an area</text:p>
                  </text:list-item>
                </text:list>
              </text:list-item>
              <text:list-item>
                <text:p>Pure virtual functions:</text:p>
                <text:list>
                  <text:list-item>
                    <text:p>perimeter</text:p>
                  </text:list-item>
                  <text:list-item>
                    <text:p>area</text:p>
                  </text:list-item>
                </text:list>
              </text:list-item>
              <text:list-item>
                <text:p>Shape does not know how to determine its perimeter nor its area. <text:s/></text:p>
              </text:list-item>
            </text:list>
          </draw:text-box>
        </draw:frame>
        <draw:custom-shape draw:style-name="gr2" draw:text-style-name="P4" draw:layer="layout" svg:width="12.192cm" svg:height="11.43cm" svg:x="15.494cm" svg:y="5.334cm">
          <text:p text:style-name="P2"><text:span text:style-name="T1">A Shape</text:span></text:p>
          <text:p text:style-name="P2"/>
          <text:p text:style-name="P2"><text:span text:style-name="T3">Data</text:span><text:line-break/><text:span text:style-name="T2">color=blue</text:span></text:p>
          <text:p text:style-name="P2"/>
          <text:p text:style-name="P2"><text:span text:style-name="T3">Functions</text:span></text:p>
          <text:p text:style-name="P2"><text:span text:style-name="T2">Perimeter=unknown</text:span></text:p>
          <text:p text:style-name="P2"><text:span text:style-name="T2">Area=unknown</text:span></text:p>
          <text:p text:style-name="P2"/>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bject-Oriented Programming<text:line-break/><text:span text:style-name="T1">A Shape Example</text:span></text:p>
          </draw:text-box>
        </draw:frame>
        <draw:frame presentation:style-name="pr4" draw:layer="layout" svg:width="16.126cm" svg:height="13.628cm" svg:x="1.4cm" svg:y="4.914cm" presentation:class="outline" presentation:user-transformed="true">
          <draw:text-box>
            <text:list text:style-name="L2">
              <text:list-item>
                <text:p>Square and Circle are subclasses of Shape.</text:p>
                <text:list>
                  <text:list-item>
                    <text:p>Shape implements the color.</text:p>
                  </text:list-item>
                  <text:list-item>
                    <text:p>Square calculates the perimeter and area from the width.</text:p>
                  </text:list-item>
                  <text:list-item>
                    <text:p>Circle calculates the perimeter and area fro the radius.</text:p>
                  </text:list-item>
                </text:list>
              </text:list-item>
            </text:list>
          </draw:text-box>
        </draw:frame>
        <draw:custom-shape draw:style-name="gr3" draw:text-style-name="P2" draw:layer="layout" svg:width="2.032cm" svg:height="2.032cm" svg:x="20.066cm" svg:y="5.0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2" draw:layer="layout" svg:width="2.286cm" svg:height="2.286cm" svg:x="17.526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778cm" svg:height="1.778cm" svg:x="22.606cm" svg:y="9.652cm">
          <text:p/>
          <draw:enhanced-geometry svg:viewBox="0 0 21600 21600" draw:type="rectangle" draw:enhanced-path="M 0 0 L 21600 0 21600 21600 0 21600 0 0 Z N"/>
        </draw:custom-shape>
        <draw:line draw:style-name="gr5" draw:text-style-name="P5" draw:layer="layout" svg:x1="20.32cm" svg:y1="6.858cm" svg:x2="19.05cm" svg:y2="9.398cm">
          <text:p/>
        </draw:line>
        <draw:line draw:style-name="gr5" draw:text-style-name="P5" draw:layer="layout" svg:x1="21.844cm" svg:y1="6.858cm" svg:x2="23.368cm" svg:y2="9.652cm">
          <text:p/>
        </draw:line>
        <presentation:notes draw:style-name="dp2">
          <draw:page-thumbnail draw:style-name="gr1"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bject-Oriented Programming<text:line-break/><text:span text:style-name="T1">A Circular Example</text:span></text:p>
          </draw:text-box>
        </draw:frame>
        <draw:frame presentation:style-name="pr4" draw:layer="layout" svg:width="25.199cm" svg:height="12.179cm" svg:x="1.4cm" svg:y="4.914cm" presentation:class="outline">
          <draw:text-box>
            <text:list text:style-name="L2">
              <text:list-item>
                <text:p>A Circle:</text:p>
                <text:list>
                  <text:list-item>
                    <text:p>Has a radius.</text:p>
                  </text:list-item>
                </text:list>
              </text:list-item>
              <text:list-item>
                <text:p>Functions:</text:p>
                <text:list>
                  <text:list-item>
                    <text:p>Perimeter = 2*pi*radius</text:p>
                  </text:list-item>
                  <text:list-item>
                    <text:p>Area = pi*radius*radius</text:p>
                  </text:list-item>
                </text:list>
              </text:list-item>
              <text:list-item>
                <text:p>Is a Shape:</text:p>
                <text:list>
                  <text:list-item>
                    <text:p>This gives us the color.</text:p>
                  </text:list-item>
                </text:list>
              </text:list-item>
            </text:list>
          </draw:text-box>
        </draw:frame>
        <draw:custom-shape draw:style-name="gr2" draw:text-style-name="P6" draw:layer="layout" svg:width="11.49cm" svg:height="11.49cm" svg:x="16.188cm" svg:y="4.766cm">
          <text:p text:style-name="P2"><text:span text:style-name="T1">A Circle.</text:span></text:p>
          <text:p text:style-name="P2"><text:span text:style-name="T2"/></text:p>
          <text:p text:style-name="P2"><text:span text:style-name="T3">Data:</text:span></text:p>
          <text:p text:style-name="P2"><text:span text:style-name="T2">radius = 1.7</text:span></text:p>
          <text:p text:style-name="P2"><text:span text:style-name="T2"/></text:p>
          <text:p text:style-name="P2"><text:span text:style-name="T3">Functions:</text:span></text:p>
          <text:p text:style-name="P2"><text:span text:style-name="T2">perimeter=2*pi*radius</text:span></text:p>
          <text:p text:style-name="P2"><text:span text:style-name="T2">area=pi*radius*radius</text:span></text:p>
          <text:p text:style-name="P2"><text:span text:style-name="T2"/></text:p>
          <text:p text:style-name="P2"><text:span text:style-name="T3">Inherited:</text:span></text:p>
          <text:p text:style-name="P2"><text:span text:style-name="T2">color=blue</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Object-Oriented Programming<text:line-break/><text:span text:style-name="T1">Objects are Instances of Classes</text:span></text:p>
          </draw:text-box>
        </draw:frame>
        <draw:custom-shape draw:style-name="gr3" draw:text-style-name="P2" draw:layer="layout" svg:width="2.794cm" svg:height="2.794cm" svg:x="1.524cm" svg:y="6.85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6" draw:text-style-name="P8" draw:layer="layout" svg:width="10.16cm" svg:height="9.652cm" svg:x="6.096cm" svg:y="4.82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7" draw:text-style-name="P9" draw:layer="layout" svg:width="5.588cm" svg:height="5.334cm" svg:x="3.556cm" svg:y="9.6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 draw:text-style-name="P10" draw:layer="layout" svg:width="5.588cm" svg:height="5.334cm" svg:x="4.572cm" svg:y="4.82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 draw:text-style-name="P2" draw:layer="layout" svg:width="3.048cm" svg:height="3.048cm" svg:x="17.78cm" svg:y="6.366cm">
          <text:p/>
          <draw:enhanced-geometry svg:viewBox="0 0 21600 21600" draw:type="rectangle" draw:enhanced-path="M 0 0 L 21600 0 21600 21600 0 21600 0 0 Z N"/>
        </draw:custom-shape>
        <draw:custom-shape draw:style-name="gr9" draw:text-style-name="P11" draw:layer="layout" svg:width="5.588cm" svg:height="5.588cm" svg:x="14.224cm" svg:y="9.16cm">
          <text:p/>
          <draw:enhanced-geometry svg:viewBox="0 0 21600 21600" draw:type="rectangle" draw:enhanced-path="M 0 0 L 21600 0 21600 21600 0 21600 0 0 Z N"/>
        </draw:custom-shape>
        <draw:custom-shape draw:style-name="gr10" draw:text-style-name="P12" draw:layer="layout" svg:width="5.588cm" svg:height="5.334cm" svg:x="20.574cm" svg:y="9.922cm">
          <text:p/>
          <draw:enhanced-geometry svg:viewBox="0 0 21600 21600" draw:type="rectangle" draw:enhanced-path="M 0 0 L 21600 0 21600 21600 0 21600 0 0 Z N"/>
        </draw:custom-shape>
        <draw:custom-shape draw:style-name="gr11" draw:text-style-name="P13" draw:layer="layout" svg:width="5.588cm" svg:height="5.334cm" svg:x="15.494cm" svg:y="13.97cm">
          <text:p/>
          <draw:enhanced-geometry svg:viewBox="0 0 21600 21600" draw:type="rectangle" draw:enhanced-path="M 0 0 L 21600 0 21600 21600 0 21600 0 0 Z N"/>
        </draw:custom-shape>
        <draw:custom-shape draw:style-name="gr12" draw:text-style-name="P14" draw:layer="layout" svg:width="4.064cm" svg:height="3.81cm" svg:x="18.288cm" svg:y="12.7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Object-Oriented Python<text:line-break/><text:span text:style-name="T1">class Shape</text:span></text:p>
          </draw:text-box>
        </draw:frame>
        <draw:frame presentation:style-name="pr6" draw:text-style-name="P16" draw:layer="layout" svg:width="25.199cm" svg:height="12.179cm" svg:x="1.4cm" svg:y="4.914cm" presentation:class="outline" presentation:user-transformed="true">
          <draw:text-box>
            <text:list text:style-name="L2">
              <text:list-header>
                <text:p text:style-name="P15"><text:span text:style-name="T6">class Shape:</text:span></text:p>
                <text:p text:style-name="P15"><text:span text:style-name="T6"><text:s text:c="3"/></text:span><text:span text:style-name="T6">def __init__(self,color):</text:span></text:p>
                <text:p text:style-name="P15"><text:span text:style-name="T6"><text:s text:c="6"/></text:span><text:span text:style-name="T6">self.__color=color</text:span></text:p>
                <text:p text:style-name="P15"><text:span text:style-name="T6"><text:s text:c="3"/></text:span><text:span text:style-name="T6">@property</text:span></text:p>
                <text:p text:style-name="P15"><text:span text:style-name="T6"><text:s text:c="3"/></text:span><text:span text:style-name="T6">def color(self):</text:span></text:p>
                <text:p text:style-name="P15"><text:span text:style-name="T6"><text:s text:c="6"/></text:span><text:span text:style-name="T6">return self.__color</text:span></text:p>
                <text:p text:style-name="P15"><text:span text:style-name="T6"><text:s text:c="3"/></text:span><text:span text:style-name="T6">@property</text:span></text:p>
                <text:p text:style-name="P15"><text:span text:style-name="T6"><text:s text:c="3"/></text:span><text:span text:style-name="T6">def perimeter(self):</text:span></text:p>
                <text:p text:style-name="P15"><text:span text:style-name="T6"><text:s text:c="6"/></text:span><text:span text:style-name="T6">return NotImplemented</text:span></text:p>
                <text:p text:style-name="P15"><text:span text:style-name="T6"><text:s text:c="3"/></text:span><text:span text:style-name="T6">@property</text:span></text:p>
                <text:p text:style-name="P15"><text:span text:style-name="T6"><text:s text:c="3"/></text:span><text:span text:style-name="T6">def area(self):</text:span></text:p>
                <text:p text:style-name="P15"><text:span text:style-name="T6"><text:s text:c="6"/></text:span><text:span text:style-name="T6">return NotImplemented</text:span></text:p>
              </text:list-header>
            </text:list>
          </draw:text-box>
        </draw:frame>
        <presentation:notes draw:style-name="dp2">
          <draw:page-thumbnail draw:style-name="gr1"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Object-Oriented Python<text:line-break/><text:span text:style-name="T1">class Circle</text:span></text:p>
          </draw:text-box>
        </draw:frame>
        <draw:frame presentation:style-name="pr6" draw:text-style-name="P16" draw:layer="layout" svg:width="25.199cm" svg:height="12.179cm" svg:x="1.4cm" svg:y="4.914cm" presentation:class="outline" presentation:user-transformed="true">
          <draw:text-box>
            <text:list text:style-name="L2">
              <text:list-header>
                <text:p text:style-name="P15"><text:span text:style-name="T6">class Circle(Shape):</text:span></text:p>
                <text:p text:style-name="P15"><text:span text:style-name="T6"><text:s text:c="3"/></text:span><text:span text:style-name="T6">def __init__(self,color,radius):</text:span></text:p>
                <text:p text:style-name="P15"><text:span text:style-name="T6"><text:s text:c="6"/></text:span><text:span text:style-name="T7">super(self,Circle).__init__(color)</text:span></text:p>
                <text:p text:style-name="P15"><text:span text:style-name="T6"><text:s text:c="6"/></text:span><text:span text:style-name="T6">self.__radius=radius</text:span></text:p>
                <text:p text:style-name="P15"><text:span text:style-name="T6"><text:s text:c="3"/></text:span><text:span text:style-name="T6">@property</text:span></text:p>
                <text:p text:style-name="P15"><text:span text:style-name="T6"><text:s text:c="3"/></text:span><text:span text:style-name="T7">def perimeter(self):</text:span></text:p>
                <text:p text:style-name="P15"><text:span text:style-name="T6"><text:s text:c="6"/></text:span><text:span text:style-name="T6">return math.pi*self.__radius*2</text:span></text:p>
                <text:p text:style-name="P15"><text:span text:style-name="T6"><text:s text:c="3"/></text:span><text:span text:style-name="T6">@property</text:span></text:p>
                <text:p text:style-name="P15"><text:span text:style-name="T7"><text:s text:c="3"/></text:span><text:span text:style-name="T7">def area(self):</text:span></text:p>
                <text:p text:style-name="P15"><text:span text:style-name="T6"><text:s text:c="6"/></text:span><text:span text:style-name="T6">return math.pi*self.__radius**2</text:span></text:p>
              </text:list-header>
            </text:list>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ython OO Mechanics<text:line-break/><text:span text:style-name="T1">Constructing</text:span></text:p>
          </draw:text-box>
        </draw:frame>
        <draw:custom-shape draw:style-name="gr13" draw:text-style-name="P17" draw:layer="layout" svg:width="7.112cm" svg:height="5.754cm" svg:x="4.662cm" svg:y="4.572cm">
          <text:p text:style-name="P2"><text:span text:style-name="T8">Square Class</text:span></text:p>
          <text:p text:style-name="P2"><text:span text:style-name="T8">__new__=(built-in)</text:span></text:p>
          <text:p text:style-name="P2"><text:span text:style-name="T8">__init__=def ...</text:span></text:p>
          <text:p text:style-name="P2"><text:span text:style-name="T8">color=def...</text:span></text:p>
          <text:p text:style-name="P2"><text:span text:style-name="T8">area=def...</text:span></text:p>
          <text:p text:style-name="P2"><text:span text:style-name="T8">perimeter=def...</text:span></text:p>
          <draw:enhanced-geometry svg:viewBox="0 0 21600 21600" draw:mirror-horizontal="false" draw:mirror-vertical="false" draw:type="rectangle" draw:enhanced-path="M 0 0 L 21600 0 21600 21600 0 21600 0 0 Z N"/>
        </draw:custom-shape>
        <draw:custom-shape draw:style-name="gr14" draw:text-style-name="P17" draw:layer="layout" svg:width="6.096cm" svg:height="2.286cm" svg:x="11.774cm" svg:y="6.35cm">
          <text:p text:style-name="P2"><text:span text:style-name="T8">s=Squar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7" draw:layer="layout" svg:width="6.604cm" svg:height="5.588cm" svg:x="17.946cm" svg:y="6.35cm">
          <text:p text:style-name="P2"><text:span text:style-name="T8">Square.__new__</text:span></text:p>
          <text:p text:style-name="P2"><text:span text:style-name="T8">Square.__init__</text:span></text:p>
          <text:p text:style-name="P2"><text:span text:style-name="T8">Shape.__init__</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3" draw:text-style-name="P17" draw:layer="layout" svg:width="9.27cm" svg:height="8.548cm" svg:x="16.584cm" svg:y="12.026cm">
          <text:p text:style-name="P2"><text:span text:style-name="T9">Square Object</text:span></text:p>
          <text:p text:style-name="P2"><text:span text:style-name="T8">__Square_radius=3</text:span></text:p>
          <text:p text:style-name="P2"><text:span text:style-name="T8">__Shape_color='blue'</text:span></text:p>
          <text:p text:style-name="P2"><text:span text:style-name="T8">__init__=def ...</text:span></text:p>
          <text:p text:style-name="P2"><text:span text:style-name="T8">color=def...</text:span></text:p>
          <text:p text:style-name="P2"><text:span text:style-name="T8">area=def...</text:span></text:p>
          <text:p text:style-name="P2"><text:span text:style-name="T8">perimeter=def...</text:span></text:p>
          <draw:enhanced-geometry svg:viewBox="0 0 21600 21600" draw:mirror-horizontal="false" draw:mirror-vertical="false" draw:type="rectangle" draw:enhanced-path="M 0 0 L 21600 0 21600 21600 0 21600 0 0 Z N"/>
        </draw:custom-shape>
        <draw:frame draw:style-name="gr15" draw:text-style-name="P18" draw:layer="layout" svg:width="16.434cm" svg:height="8.451cm" svg:x="0.33cm" svg:y="11.615cm">
          <draw:text-box>
            <text:list text:style-name="L2">
              <text:list-header>
                <text:p text:style-name="P15"><text:span text:style-name="T10">def __init__(self,color,width):</text:span></text:p>
                <text:p text:style-name="P15"><text:span text:style-name="T11"><text:s text:c="3"/></text:span><text:span text:style-name="T11">super(self,Square).__init__(color)</text:span></text:p>
                <text:p text:style-name="P15"><text:span text:style-name="T10"><text:s text:c="3"/></text:span><text:span text:style-name="T10">self.__width=width</text:span></text:p>
              </text:list-header>
            </text:list>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Object-Oriented Scripting<text:line-break/><text:span text:style-name="T1">class UnifiedPost</text:span></text:p>
          </draw:text-box>
        </draw:frame>
        <draw:frame presentation:style-name="pr6" draw:text-style-name="P19" draw:layer="layout" svg:width="26.286cm" svg:height="16.26cm" svg:x="1.4cm" svg:y="4.314cm" presentation:class="outline" presentation:user-transformed="true">
          <draw:text-box>
            <text:list text:style-name="L2">
              <text:list-header>
                <text:p text:style-name="P15"><text:span text:style-name="T12">class UnifiedPost:</text:span></text:p>
                <text:p text:style-name="P15"><text:span text:style-name="T12"><text:s text:c="3"/></text:span><text:span text:style-name="T12">def __init__(self,infile,fixd,postexec,when):</text:span></text:p>
                <text:p text:style-name="P15"><text:span text:style-name="T12"><text:s text:c="6"/></text:span><text:span text:style-name="T12">(self.infile,self.fixd.self.postexec,self.when)=\</text:span></text:p>
                <text:p text:style-name="P15"><text:span text:style-name="T12"><text:s text:c="12"/></text:span><text:span text:style-name="T12">infile, <text:s text:c="4"/>fixd, <text:s text:c="4"/>postexec, <text:s text:c="4"/>when</text:span></text:p>
                <text:p text:style-name="P15"><text:span text:style-name="T12"><text:s text:c="3"/></text:span><text:span text:style-name="T12">def </text:span><text:span text:style-name="T13">run_post</text:span><text:span text:style-name="T12">(self):</text:span></text:p>
                <text:p text:style-name="P15"><text:span text:style-name="T12"><text:s text:c="6"/></text:span><text:span text:style-name="T12">self.link_fix()</text:span></text:p>
                <text:p text:style-name="P15"><text:span text:style-name="T13"><text:s text:c="6"/></text:span><text:span text:style-name="T13">self.make_itag()</text:span></text:p>
                <text:p text:style-name="P15"><text:span text:style-name="T12"><text:s text:c="6"/></text:span><text:span text:style-name="T12">make_symlink(self.infile,”INFILE”,</text:span></text:p>
                <text:p text:style-name="P15"><text:span text:style-name="T12"><text:s text:c="19"/></text:span><text:span text:style-name="T12">logger=self.log(),force=True)</text:span></text:p>
                <text:p text:style-name="P15"><text:span text:style-name="T12"><text:s text:c="6"/></text:span><text:span text:style-name="T12">cmd=mpirun(mpi(self.postexec)&lt;”itag”)</text:span></text:p>
                <text:p text:style-name="P15"><text:span text:style-name="T12"><text:s text:c="6"/></text:span><text:span text:style-name="T12">checkrun(cmd,all_ranks=true,logger=self.log())</text:span></text:p>
                <text:p text:style-name="P15"><text:span text:style-name="T12"><text:s text:c="3"/></text:span><text:span text:style-name="T12">def link_fix(self):</text:span></text:p>
                <text:p text:style-name="P15"><text:span text:style-name="T12"><text:s text:c="6"/></text:span><text:span text:style-name="T12">fixes=[f for f in glob.glob(fixd+”/*”)]</text:span></text:p>
                <text:p text:style-name="P15"><text:span text:style-name="T12"><text:s text:c="6"/></text:span><text:span text:style-name="T12">make_symlinks_in(fixes,”.”,logger=self.log())</text:span></text:p>
              </text:list-header>
            </text:list>
          </draw:text-box>
        </draw:frame>
        <presentation:notes draw:style-name="dp2">
          <draw:page-thumbnail draw:style-name="gr1" draw:layer="layout" svg:width="13.968cm" svg:height="10.476cm" svg:x="3.81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Object-Oriented Scripting<text:line-break/><text:span text:style-name="T1">HWRFPost, NEMSPost</text:span></text:p>
          </draw:text-box>
        </draw:frame>
        <draw:frame presentation:style-name="pr6" draw:text-style-name="P19" draw:layer="layout" svg:width="26.6cm" svg:height="15.152cm" svg:x="1.4cm" svg:y="4.152cm" presentation:class="outline" presentation:user-transformed="true">
          <draw:text-box>
            <text:list text:style-name="L2">
              <text:list-header>
                <text:p text:style-name="P15"><text:span text:style-name="T12">class HWRFPost(UnifiedPost):</text:span></text:p>
                <text:p text:style-name="P15"><text:span text:style-name="T12"><text:s text:c="3"/></text:span><text:span text:style-name="T12">def </text:span><text:span text:style-name="T13">make_itag <text:s text:c="4"/></text:span><text:span text:style-name="T12">(self):</text:span></text:p>
                <text:p text:style-name="P15"><text:span text:style-name="T12"><text:s text:c="6"/></text:span><text:span text:style-name="T12">with open(“itag”,”wt”) as f:</text:span></text:p>
                <text:p text:style-name="P15"><text:span text:style-name="T12"><text:s text:c="9"/></text:span><text:span text:style-name="T12">itagdata=self.when.strftime(</text:span></text:p>
                <text:p text:style-name="P15"><text:span text:style-name="T12"><text:s text:c="11"/>“</text:span><text:span text:style-name="T12">INFILE\nnetcdf\n%Y-%m-%d_%H:%M:%S” <text:s/>“\nNMM NEST\n”)</text:span></text:p>
                <text:p text:style-name="P15"><text:span text:style-name="T12"><text:s text:c="9"/></text:span><text:span text:style-name="T12">f.write(itagdata)</text:span></text:p>
                <text:p text:style-name="P15"><text:span text:style-name="T12"/></text:p>
                <text:p text:style-name="P15"><text:span text:style-name="T12">class NEMSPost(UnifiedPost):</text:span></text:p>
                <text:p text:style-name="P15"><text:span text:style-name="T12"><text:s text:c="3"/></text:span><text:span text:style-name="T12">def </text:span><text:span text:style-name="T13">make_itag <text:s text:c="4"/></text:span><text:span text:style-name="T12">(self):</text:span></text:p>
                <text:p text:style-name="P15"><text:span text:style-name="T12"><text:s text:c="6"/></text:span><text:span text:style-name="T12">with open(“itag”,”wt”) as f:</text:span></text:p>
                <text:p text:style-name="P15"><text:span text:style-name="T12"><text:s text:c="9"/></text:span><text:span text:style-name="T12">itagdata=self.when.strftime(</text:span></text:p>
                <text:p text:style-name="P15"><text:span text:style-name="T12"><text:s text:c="11"/>“</text:span><text:span text:style-name="T12">INFILE\nnetcdf\n%Y-%m-%d_%H:%M:%S” “\nNEMS\n”)</text:span></text:p>
                <text:p text:style-name="P15"><text:span text:style-name="T12"><text:s text:c="9"/></text:span><text:span text:style-name="T12">f.write(itagdata)</text:span></text:p>
                <text:p text:style-name="P15"><text:span text:style-name="T12"><text:s text:c="6"/></text:span></text:p>
              </text:list-header>
            </text:list>
          </draw:text-box>
        </draw:frame>
        <presentation:notes draw:style-name="dp2">
          <draw:page-thumbnail draw:style-name="gr1" draw:layer="layout" svg:width="13.968cm" svg:height="10.476cm" svg:x="3.81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Object-Oriented Exception Handling<text:line-break/><text:span text:style-name="T1">What if Something Fails? <text:s text:c="2"/>try/except/finally</text:span></text:p>
          </draw:text-box>
        </draw:frame>
        <draw:frame presentation:style-name="pr4" draw:text-style-name="P20" draw:layer="layout" svg:width="25.199cm" svg:height="14.644cm" svg:x="1.4cm" svg:y="4.914cm" presentation:class="outline" presentation:user-transformed="true">
          <draw:text-box>
            <text:list text:style-name="L2">
              <text:list-header>
                <text:p><text:span text:style-name="T14">try:</text:span></text:p>
                <text:p><text:span text:style-name="T14"><text:s text:c="3"/></text:span><text:span text:style-name="T14">... code that may break ...</text:span></text:p>
                <text:p><text:span text:style-name="T14">except ExceptionClass as e:</text:span></text:p>
                <text:p><text:span text:style-name="T14"><text:s text:c="3"/></text:span><text:span text:style-name="T14">print 'Something broke!'</text:span></text:p>
                <text:p><text:span text:style-name="T14">except AnotherExceptionClass as a:</text:span></text:p>
                <text:p><text:span text:style-name="T14"><text:s text:c="3"/></text:span><text:span text:style-name="T14">print 'Something else broke!'</text:span></text:p>
                <text:p><text:span text:style-name="T14">finally:</text:span></text:p>
                <text:p><text:span text:style-name="T14"><text:s text:c="3"/></text:span><text:span text:style-name="T14">print 'This line is always run.'</text:span></text:p>
              </text:list-header>
              <text:list-item>
                <text:p><text:span text:style-name="T15">NOTE: finally and except are optional; only one of them must be present</text:span></text:p>
              </text:list-item>
            </text:list>
          </draw:text-box>
        </draw:frame>
        <presentation:notes draw:style-name="dp2">
          <draw:page-thumbnail draw:style-name="gr1" draw:layer="layout" svg:width="13.968cm" svg:height="10.476cm" svg:x="3.81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Object-Oriented Exception Handling<text:line-break/><text:span text:style-name="T1">Exception Classes</text:span></text:p>
          </draw:text-box>
        </draw:frame>
        <draw:frame presentation:style-name="pr4" draw:layer="layout" svg:width="25.199cm" svg:height="12.179cm" svg:x="1.4cm" svg:y="4.914cm" presentation:class="outline" presentation:user-transformed="true">
          <draw:text-box>
            <text:list text:style-name="L2">
              <text:list-item>
                <text:p>Exceptions are objects.</text:p>
              </text:list-item>
              <text:list-item>
                <text:p>Python has pre-defined classes of exceptions.</text:p>
                <text:list>
                  <text:list-item>
                    <text:p>Never raise BaseException; raise subclasses of Exception if possible.</text:p>
                  </text:list-item>
                </text:list>
              </text:list-item>
            </text:list>
          </draw:text-box>
        </draw:frame>
        <draw:custom-shape draw:style-name="gr16" draw:text-style-name="P21" draw:layer="layout" svg:width="6.35cm" svg:height="1.778cm" svg:x="11.176cm" svg:y="10.59cm">
          <text:p text:style-name="P2"><text:span text:style-name="T8">BaseExce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1" draw:layer="layout" svg:width="6.35cm" svg:height="1.778cm" svg:x="4.572cm" svg:y="13.13cm">
          <text:p text:style-name="P2"><text:span text:style-name="T8">Exce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1" draw:layer="layout" svg:width="7.112cm" svg:height="1.778cm" svg:x="0.254cm" svg:y="16.178cm">
          <text:p text:style-name="P2"><text:span text:style-name="T8">EnvironmentErr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1" draw:layer="layout" svg:width="3.302cm" svg:height="1.778cm" svg:x="0.254cm" svg:y="18.972cm">
          <text:p text:style-name="P2"><text:span text:style-name="T8">OSErr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1" draw:layer="layout" svg:width="3.302cm" svg:height="1.778cm" svg:x="4.026cm" svg:y="18.972cm">
          <text:p text:style-name="P2"><text:span text:style-name="T8">IOErr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1" draw:layer="layout" svg:width="3.81cm" svg:height="1.778cm" svg:x="8.028cm" svg:y="16.178cm">
          <text:p text:style-name="P2"><text:span text:style-name="T8">KeyErr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1" draw:layer="layout" svg:width="3.81cm" svg:height="1.778cm" svg:x="12.446cm" svg:y="16.178cm">
          <text:p text:style-name="P2"><text:span text:style-name="T8">TypeErr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5" draw:layer="layout" svg:x1="14.478cm" svg:y1="12.368cm" svg:x2="7.62cm" svg:y2="13.13cm">
          <text:p/>
        </draw:line>
        <draw:line draw:style-name="gr5" draw:text-style-name="P5" draw:layer="layout" svg:x1="7.62cm" svg:y1="14.908cm" svg:x2="3.556cm" svg:y2="16.178cm">
          <text:p/>
        </draw:line>
        <draw:line draw:style-name="gr5" draw:text-style-name="P5" draw:layer="layout" svg:x1="7.62cm" svg:y1="14.908cm" svg:x2="10.16cm" svg:y2="16.178cm">
          <text:p/>
        </draw:line>
        <draw:line draw:style-name="gr5" draw:text-style-name="P5" draw:layer="layout" svg:x1="7.62cm" svg:y1="14.908cm" svg:x2="14.478cm" svg:y2="16.178cm">
          <text:p/>
        </draw:line>
        <draw:line draw:style-name="gr5" draw:text-style-name="P5" draw:layer="layout" svg:x1="3.556cm" svg:y1="17.956cm" svg:x2="1.778cm" svg:y2="18.972cm">
          <text:p/>
        </draw:line>
        <draw:line draw:style-name="gr5" draw:text-style-name="P5" draw:layer="layout" svg:x1="3.556cm" svg:y1="17.956cm" svg:x2="5.842cm" svg:y2="18.972cm">
          <text:p/>
        </draw:line>
        <draw:frame draw:style-name="gr17" draw:text-style-name="P22" draw:layer="layout" svg:width="11.684cm" svg:height="2.157cm" svg:x="14.732cm" svg:y="18.793cm">
          <draw:text-box>
            <text:p><text:span text:style-name="T8">NOTE: There are many others not listed here.</text:span></text:p>
          </draw:text-box>
        </draw:frame>
        <draw:custom-shape draw:style-name="gr16" draw:text-style-name="P21" draw:layer="layout" svg:width="7.366cm" svg:height="1.778cm" svg:x="12.193cm" svg:y="13.131cm">
          <text:p text:style-name="P2"><text:span text:style-name="T8">KeyboardInterru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1" draw:layer="layout" svg:width="4.826cm" svg:height="1.778cm" svg:x="20.907cm" svg:y="13.131cm">
          <text:p text:style-name="P2"><text:span text:style-name="T8">SystemEx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5" draw:layer="layout" svg:x1="14.479cm" svg:y1="12.369cm" svg:x2="15.749cm" svg:y2="13.131cm">
          <text:p/>
        </draw:line>
        <draw:line draw:style-name="gr5" draw:text-style-name="P5" draw:layer="layout" svg:x1="14.479cm" svg:y1="12.369cm" svg:x2="23.623cm" svg:y2="13.131cm">
          <text:p/>
        </draw:line>
        <presentation:notes draw:style-name="dp2">
          <draw:page-thumbnail draw:style-name="gr1" draw:layer="layout" svg:width="13.968cm" svg:height="10.476cm" svg:x="3.81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bject-Oriented Scripting<text:line-break/><text:span text:style-name="T1">Workflow Object Structure</text:span></text:p>
          </draw:text-box>
        </draw:frame>
        <draw:frame presentation:style-name="pr6" draw:layer="layout" svg:width="25.199cm" svg:height="14.39cm" svg:x="1.4cm" svg:y="4.914cm" presentation:class="outline" presentation:user-transformed="true">
          <draw:text-box>
            <text:list text:style-name="L2">
              <text:list-item>
                <text:p>ush/hwrf_expt.py:</text:p>
                <text:list>
                  <text:list-header>
                    <text:p><text:span text:style-name="T6">post=HWRFPost('/path/to/infile',</text:span></text:p>
                    <text:p><text:span text:style-name="T6"><text:s text:c="3"/></text:span><text:span text:style-name="T6">'/path/to/fixd', '/path/to/hwrf_post', </text:span></text:p>
                    <text:p><text:span text:style-name="T6"><text:s text:c="3"/></text:span><text:span text:style-name="T6">to_datetime('2015081818'))</text:span></text:p>
                  </text:list-header>
                </text:list>
              </text:list-item>
              <text:list-item>
                <text:p>scripts/exhwrf_run_post.py:</text:p>
                <text:list>
                  <text:list-header>
                    <text:p><text:span text:style-name="T6">import hwrf_expt</text:span></text:p>
                    <text:p><text:span text:style-name="T6">hwrf_expt.init_module()</text:span></text:p>
                    <text:p><text:span text:style-name="T6">hwrf_expt.post.run_post()</text:span></text:p>
                  </text:list-header>
                </text:list>
              </text:list-item>
              <text:list-item>
                <text:p>Rocoto/ecFlow would be configured to run the new ex-script.</text:p>
              </text:list-item>
            </text:list>
          </draw:text-box>
        </draw:frame>
        <presentation:notes draw:style-name="dp2">
          <draw:page-thumbnail draw:style-name="gr1" draw:layer="layout" svg:width="13.968cm" svg:height="10.476cm" svg:x="3.81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32">
        <office:forms form:automatic-focus="false" form:apply-design-mode="false"/>
        <draw:frame presentation:style-name="pr7" draw:text-style-name="P23" draw:layer="layout" svg:width="25.199cm" svg:height="19.229cm" svg:x="1.4cm" svg:y="0.837cm" presentation:class="subtitle" presentation:user-transformed="true">
          <draw:text-box>
            <text:p><text:span text:style-name="T16">?</text:span></text:p>
          </draw:text-box>
        </draw:frame>
        <presentation:notes draw:style-name="dp2">
          <draw:page-thumbnail draw:style-name="gr1" draw:layer="layout" svg:width="13.968cm" svg:height="10.476cm" svg:x="3.81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amuel Trahan</meta:initial-creator>
    <meta:creation-date>2015-11-12T18:20:43.009411359</meta:creation-date>
    <dc:date>2016-01-18T17:17:50.454902000</dc:date>
    <meta:editing-duration>PT2H39M32S</meta:editing-duration>
    <meta:editing-cycles>29</meta:editing-cycles>
    <meta:generator>LibreOffice/5.0.4.2$MacOSX_X86_64 LibreOffice_project/2b9802c1994aa0b7dc6079e128979269cf95bc78</meta:generator>
    <meta:document-statistic meta:object-count="134"/>
  </office:meta>
</office:document-meta>
</file>